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ManagerImpl.get( String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load( String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newLibr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braryManagerImpl.setWidgetDefinitionBuilders( Map widgetDefinition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setCacheManag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load( String sourceURI , String base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LibraryManagerImpl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get( String sourceURI , String base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ibraryManagerImpl.set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